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b76e3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3" style:family="paragraph" style:parent-style-name="Standard">
      <style:text-properties fo:font-size="12pt" fo:language="en" fo:country="US" style:font-size-asian="12pt" style:font-size-complex="12pt"/>
    </style:style>
    <style:style style:name="P14" style:family="paragraph" style:parent-style-name="Standard">
      <style:text-properties officeooo:paragraph-rsid="000afa43"/>
    </style:style>
    <style:style style:name="P15" style:family="paragraph" style:parent-style-name="Table_20_Contents">
      <style:text-properties officeooo:rsid="000afa43" officeooo:paragraph-rsid="001bd3a9"/>
    </style:style>
    <style:style style:name="P16" style:family="paragraph" style:parent-style-name="Heading_20_1" style:master-page-name="First_20_Page">
      <style:paragraph-properties style:page-number="auto"/>
    </style:style>
    <style:style style:name="P17" style:family="paragraph" style:parent-style-name="Heading_20_1" style:master-page-name="First_20_Page">
      <style:paragraph-properties style:page-number="auto"/>
      <style:text-properties officeooo:paragraph-rsid="001b166c"/>
    </style:style>
    <style:style style:name="P18" style:family="paragraph" style:parent-style-name="Table_20_Contents">
      <style:text-properties officeooo:rsid="001bd3a9" officeooo:paragraph-rsid="001bd3a9"/>
    </style:style>
    <style:style style:name="P19" style:family="paragraph">
      <style:paragraph-properties style:writing-mode="lr-tb"/>
    </style:style>
    <style:style style:name="P20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Times New Roman" fo:font-size="12pt" fo:font-weight="normal" officeooo:rsid="000afa43" style:font-name-asian="ArialMT" style:font-size-asian="12pt" style:font-weight-asian="normal" style:font-name-complex="ArialMT" style:font-size-complex="12pt" style:font-weight-complex="normal"/>
    </style:style>
    <style:style style:name="T5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6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9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T10" style:family="text">
      <style:text-properties style:use-window-font-color="true" fo:font-weight="bold" officeooo:rsid="001bd3a9" style:font-name-asian="Helvetica-Bold" style:font-weight-asian="bold" style:font-name-complex="Helvetica-Bold" style:font-weight-complex="bold"/>
    </style:style>
    <style:style style:name="T11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2" style:family="text">
      <style:text-properties style:use-window-font-color="true" style:font-name="Arial" fo:font-size="14pt" fo:font-weight="bold" officeooo:rsid="001bd3a9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3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4" style:family="text">
      <style:text-properties fo:font-size="8pt" style:font-size-asian="8pt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officeooo:rsid="0007ca56"/>
    </style:style>
    <style:style style:name="T20" style:family="text">
      <style:text-properties officeooo:rsid="001bd3a9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1bd3a9" style:font-weight-asian="bold" style:font-weight-complex="bold"/>
    </style:style>
    <style:style style:name="T23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40502139948624" text:id="ct140502139948624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40502139947808" text:id="ct140502139947808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40502139948064" text:id="ct140502139948064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7" text:outline-level="1"><text:change text:change-id="ct140502139948624"/>Adopted as a NMRA <text:span text:style-name="T19">Technical Note</text:span></text:h>
      </text:section>
      <text:p text:style-name="Standard">The OpenLCB Standard document appended to this cover sheet has been formally adopted as a NMRA Standard by the NMRA Board of Directors on the date shown in the <text:span text:style-name="T18">Adopted</text:span> column in the <text:span text:style-name="T17">Version History</text:span> table below.</text:p>
      <text:h text:style-name="Heading_20_1" text:outline-level="1"><text:change text:change-id="ct140502139947808"/><text:change-start text:change-id="ct140502139948064"/>Version History<text:change-end text:change-id="ct140502139948064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 <text:span text:style-name="T20">submitted for public comment</text:span></text:p>
          </table:table-cell>
        </table:table-row>
        <table:table-row>
          <table:table-cell table:style-name="Table2.A2" office:value-type="string">
            <text:p text:style-name="P14"><text:span text:style-name="Page_20_Number"><text:span text:style-name="T4">Feb 6, 2016</text:span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18">Minor grammatical corrections and readability improvements</text:p>
            <text:p text:style-name="P15">Changed document numbering from <text:span text:style-name="T22">TN</text:span><text:span text:style-name="T21">-9.7.3.4</text:span> (Network &amp; Transport Layer) to <text:span text:style-name="T22">TN</text:span><text:span text:style-name="T21">-9.7.4.3</text:span> (Session Layer)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loext:contextual-spacing="false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loext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loext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b76e3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style:font-name="Arial" fo:font-size="14pt" fo:font-weight="bold" officeooo:rsid="001bd3a9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1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3" style:family="text">
      <style:text-properties style:use-window-font-color="true" fo:font-weight="bold" officeooo:rsid="001bd3a9" style:font-name-asian="Helvetica-Bold" style:font-weight-asian="bold" style:font-name-complex="Helvetica-Bold" style:font-weight-complex="bold"/>
    </style:style>
    <style:style style:name="MT14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5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6-02-08T12:37:17.727756961" text:date-adjust="PT1440H00M00S">Apr 8, 2016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Simple Node Information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</text:span></text:span><text:span text:style-name="Page_20_Number"><text:span text:style-name="MT10">6</text:span></text:span><text:span text:style-name="Page_20_Number"><text:span text:style-name="MT9">, 201</text:span></text:span><text:span text:style-name="Page_20_Number"><text:span text:style-name="MT10">6</text:span></text:span></text:p>
            </table:table-cell>
            <table:table-cell table:style-name="Table1.C1" office:value-type="string">
              <text:p text:style-name="MP12"><text:span text:style-name="MT11">TN-</text:span><text:span text:style-name="MT12">9.7.</text:span><text:span text:style-name="MT13">4.</text:span><text:span text:style-name="MT12">3</text:span><text:span text:style-name="MT14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5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101</meta:editing-cycles>
    <meta:editing-duration>PT19H56M8S</meta:editing-duration>
    <meta:generator>LibreOffice/4.4.0.3$MacOSX_X86_64 LibreOffice_project/de093506bcdc5fafd9023ee680b8c60e3e0645d7</meta:generator>
    <dc:date>2016-02-08T12:37:17.587240000</dc:date>
    <meta:printed-by>Bob Jacobsen</meta:printed-by>
    <meta:print-date>2010-09-15T08:46:04</meta:print-date>
    <meta:document-statistic meta:table-count="2" meta:image-count="0" meta:object-count="0" meta:page-count="1" meta:paragraph-count="17" meta:word-count="104" meta:character-count="666" meta:non-whitespace-character-count="572"/>
  </office:meta>
</office:document-meta>
</file>